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TablePreview8.svm" manifest:media-type=""/>
  <manifest:file-entry manifest:full-path="Pictures/TablePreview7.svm" manifest:media-type=""/>
  <manifest:file-entry manifest:full-path="Pictures/TablePreview6.svm" manifest:media-type=""/>
  <manifest:file-entry manifest:full-path="Pictures/TablePreview5.svm" manifest:media-type=""/>
  <manifest:file-entry manifest:full-path="Pictures/TablePreview4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color="#000000" draw:fill="solid" draw:fill-color="#cccccc" draw:auto-grow-height="true" draw:auto-grow-width="false" fo:min-height="11.18cm" loext:decorative="false"/>
      <style:paragraph-properties style:writing-mode="lr-tb"/>
    </style:style>
    <style:style style:name="gr2" style:family="graphic" style:parent-style-name="standard">
      <style:graphic-properties draw:stroke="solid" svg:stroke-color="#000000" draw:fill="solid" draw:fill-color="#cccccc" draw:auto-grow-height="true" draw:auto-grow-width="false" fo:min-height="1.655cm" loext:decorative="false"/>
      <style:paragraph-properties style:writing-mode="lr-tb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0.385cm" fo:min-width="4.58cm" loext:decorative="false"/>
    </style:style>
    <style:style style:name="gr4" style:family="graphic" style:parent-style-name="standard">
      <style:graphic-properties draw:stroke="solid" svg:stroke-color="#000000" draw:fill="solid" draw:fill-color="#cccccc" draw:auto-grow-height="true" draw:auto-grow-width="false" fo:min-height="11.815cm" loext:decorative="false"/>
      <style:paragraph-properties style:writing-mode="lr-tb"/>
    </style:style>
    <style:style style:name="gr5" style:family="graphic" style:parent-style-name="standard">
      <style:graphic-properties draw:fill-color="#ffffff" draw:textarea-horizontal-align="justify" draw:textarea-vertical-align="middle" draw:auto-grow-height="false" fo:min-height="0.385cm" fo:min-width="13.47cm" loext:decorative="false"/>
    </style:style>
    <style:style style:name="gr6" style:family="graphic">
      <style:graphic-properties style:writing-mode="lr-tb" loext:decorative="false"/>
    </style:style>
    <style:style style:name="gr7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cm" fo:min-width="0cm" fo:padding-top="0.142cm" fo:padding-bottom="0.142cm" fo:padding-left="0.267cm" fo:padding-right="0.267cm" fo:wrap-option="wrap" loext:decorative="false"/>
    </style:style>
    <style:style style:name="gr8" style:family="graphic" style:parent-style-name="standard">
      <style:graphic-properties svg:stroke-width="0.035cm" svg:stroke-color="#000000" draw:marker-start-width="0.252cm" draw:marker-end-width="0.252cm" draw:fill-color="#000000" draw:textarea-horizontal-align="justify" draw:textarea-vertical-align="middle" draw:auto-grow-height="false" fo:min-height="0cm" fo:min-width="0cm" fo:padding-top="0.142cm" fo:padding-bottom="0.142cm" fo:padding-left="0.267cm" fo:padding-right="0.267cm" fo:wrap-option="wrap" loext:decorative="fals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in-height="0.475cm" loext:decorative="false"/>
      <style:paragraph-properties style:writing-mode="lr-tb"/>
    </style:style>
    <style:style style:name="gr10" style:family="graphic" style:parent-style-name="standard">
      <style:graphic-properties draw:stroke="solid" svg:stroke-color="#000000" draw:fill="solid" draw:fill-color="#cccccc" draw:auto-grow-height="true" draw:auto-grow-width="false" fo:min-height="2.134cm" loext:decorative="false"/>
      <style:paragraph-properties style:writing-mode="lr-tb"/>
    </style:style>
    <style:style style:name="gr11" style:family="graphic" style:parent-style-name="standard">
      <style:graphic-properties draw:fill-color="#ffffff" draw:textarea-horizontal-align="justify" draw:textarea-vertical-align="middle" draw:auto-grow-height="false" fo:min-height="0.385cm" fo:min-width="2.673cm" loext:decorative="false"/>
    </style:style>
    <style:style style:name="gr12" style:family="graphic">
      <style:graphic-properties style:protect="size" loext:decorative="false"/>
    </style:style>
    <style:style style:name="gr13" style:family="graphic" style:parent-style-name="standard">
      <style:graphic-properties draw:stroke="solid" svg:stroke-color="#000000" draw:fill="solid" draw:fill-color="#ffffff" draw:auto-grow-height="true" draw:auto-grow-width="false" fo:min-height="1.655cm" loext:decorative="false"/>
      <style:paragraph-properties style:writing-mode="lr-tb"/>
    </style:style>
    <style:style style:name="gr14" style:family="graphic" style:parent-style-name="standard" style:list-style-name="L1">
      <style:graphic-properties draw:stroke="solid" svg:stroke-color="#000000" draw:fill="solid" draw:fill-color="#ffffff" draw:auto-grow-height="true" draw:auto-grow-width="false" fo:min-height="2.134cm" loext:decorative="false"/>
      <style:paragraph-properties style:writing-mode="lr-tb"/>
    </style:style>
    <style:style style:name="gr15" style:family="graphic" style:parent-style-name="standard">
      <style:graphic-properties draw:fill-color="#ffffff" draw:textarea-horizontal-align="justify" draw:textarea-vertical-align="middle" draw:auto-grow-height="false" fo:min-height="0.385cm" fo:min-width="11.565cm" loext:decorative="false"/>
    </style:style>
    <style:style style:name="gr16" style:family="graphic" style:parent-style-name="standard">
      <style:graphic-properties draw:stroke="solid" svg:stroke-color="#000000" draw:fill="solid" draw:fill-color="#ffffff" draw:auto-grow-height="true" draw:auto-grow-width="false" fo:min-height="4.83cm" loext:decorative="false"/>
      <style:paragraph-properties style:writing-mode="lr-tb"/>
    </style:style>
    <style:style style:name="gr17" style:family="graphic" style:parent-style-name="standard">
      <style:graphic-properties draw:fill-color="#ffffff" draw:textarea-horizontal-align="justify" draw:textarea-vertical-align="middle" draw:auto-grow-height="false" fo:min-height="0.385cm" fo:min-width="6.484cm" loext:decorative="false"/>
    </style:style>
    <style:style style:name="gr18" style:family="graphic" style:parent-style-name="standard">
      <style:graphic-properties draw:fill-color="#ffffff" draw:textarea-horizontal-align="justify" draw:textarea-vertical-align="middle" draw:auto-grow-height="false" fo:min-height="0.385cm" fo:min-width="5.215cm" loext:decorative="false"/>
    </style:style>
    <style:style style:name="gr19" style:family="graphic" style:parent-style-name="standard">
      <style:graphic-properties draw:fill-color="#ffffff" draw:textarea-horizontal-align="justify" draw:textarea-vertical-align="middle" draw:auto-grow-height="false" fo:min-height="0.385cm" fo:min-width="13.169cm" loext:decorative="false"/>
    </style:style>
    <style:style style:name="gr20" style:family="graphic" style:parent-style-name="standard">
      <style:graphic-properties draw:stroke="solid" svg:stroke-color="#000000" draw:fill="solid" draw:fill-color="#cccccc" draw:auto-grow-height="true" draw:auto-grow-width="false" fo:min-height="0.985cm" loext:decorative="false"/>
      <style:paragraph-properties style:writing-mode="lr-tb"/>
    </style:style>
    <style:style style:name="gr21" style:family="graphic" style:parent-style-name="standard">
      <style:graphic-properties loext:decorative="false"/>
    </style:style>
    <style:style style:name="pr1" style:family="presentation" style:parent-style-name="Default-title">
      <style:graphic-properties fo:min-height="2.629cm" loext:decorative="false"/>
      <style:paragraph-properties style:writing-mode="lr-tb"/>
    </style:style>
    <style:style style:name="pr2" style:family="presentation" style:parent-style-name="Default-notes">
      <style:graphic-properties draw:fill-color="#ffffff" fo:min-height="12.572cm" loext:decorative="false"/>
      <style:paragraph-properties style:writing-mode="lr-tb"/>
    </style:style>
    <style:style style:name="co1" style:family="table-column">
      <style:table-column-properties style:column-width="4.95cm" style:use-optimal-column-width="false"/>
    </style:style>
    <style:style style:name="co2" style:family="table-column">
      <style:table-column-properties style:column-width="4.965cm" style:use-optimal-column-width="false"/>
    </style:style>
    <style:style style:name="co3" style:family="table-column">
      <style:table-column-properties style:column-width="5.807cm" style:use-optimal-column-width="false"/>
    </style:style>
    <style:style style:name="co4" style:family="table-column">
      <style:table-column-properties style:column-width="8.33cm" style:use-optimal-column-width="false"/>
    </style:style>
    <style:style style:name="ro1" style:family="table-row">
      <style:table-row-properties style:row-height="2.352cm" style:use-optimal-row-height="false"/>
    </style:style>
    <style:style style:name="ro2" style:family="table-row">
      <style:table-row-properties style:row-height="0.912cm" style:use-optimal-row-height="false"/>
    </style:style>
    <style:style style:name="ro3" style:family="table-row">
      <style:table-row-properties style:row-height="1.999cm" style:use-optimal-row-height="false"/>
    </style:style>
    <style:style style:name="ro4" style:family="table-row">
      <style:table-row-properties style:row-height="2.001cm" style:use-optimal-row-height="false"/>
    </style:style>
    <style:style style:name="ro5" style:family="table-row">
      <style:table-row-properties style:row-height="1.99cm" style:use-optimal-row-height="false"/>
    </style:style>
    <style:style style:name="ro6" style:family="table-row">
      <style:table-row-properties style:row-height="1.623cm" style:use-optimal-row-height="false"/>
    </style:style>
    <style:style style:name="ro7" style:family="table-row">
      <style:table-row-properties style:row-height="4.467cm" style:use-optimal-row-height="false"/>
    </style:style>
    <style:style style:name="ro8" style:family="table-row">
      <style:table-row-properties style:row-height="3.756cm" style:use-optimal-row-height="false"/>
    </style:style>
    <style:style style:name="P1" style:family="paragraph">
      <loext:graphic-properties draw:fill="solid" draw:fill-color="#cccccc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5" style:family="paragraph">
      <loext:graphic-properties draw:fill="solid" draw:fill-color="#cccccc"/>
      <style:paragraph-properties fo:text-align="center"/>
    </style:style>
    <style:style style:name="P6" style:family="paragraph">
      <loext:graphic-properties draw:fill-color="#000000"/>
      <style:paragraph-properties fo:text-align="center"/>
    </style:style>
    <style:style style:name="P7" style:family="paragraph">
      <loext:graphic-properties draw:fill="none" draw:fill-color="#ffffff"/>
      <style:text-properties fo:font-size="12pt" style:font-size-asian="12pt" style:font-size-complex="12pt"/>
    </style:style>
    <style:style style:name="P8" style:family="paragraph">
      <loext:graphic-properties draw:fill-color="#ffffff"/>
    </style:style>
    <style:style style:name="P9" style:family="paragraph">
      <style:paragraph-properties fo:margin-left="0cm" fo:margin-right="0cm" fo:margin-top="0cm" fo:margin-bottom="0cm" fo:line-height="100%" fo:text-indent="0cm"/>
    </style:style>
    <style:style style:name="P10" style:family="paragraph">
      <loext:graphic-properties draw:fill="solid" draw:fill-color="#ffffff"/>
    </style:style>
    <style:style style:name="P11" style:family="paragraph">
      <loext:graphic-properties draw:fill="solid" draw:fill-color="#ffffff"/>
      <style:paragraph-properties fo:margin-left="0cm" fo:margin-right="0cm" fo:margin-top="0cm" fo:margin-bottom="0cm" fo:line-height="100%" fo:text-indent="0cm"/>
    </style:style>
    <style:style style:name="P12" style:family="paragraph">
      <style:paragraph-properties style:writing-mode="lr-tb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language="en" fo:country="US"/>
    </style:style>
    <style:style style:name="T3" style:family="text">
      <style:text-properties fo:color="#2a6099" loext:opacity="100%" fo:font-style="italic" style:text-underline-style="solid" style:text-underline-width="auto" style:text-underline-color="font-color" style:font-style-asian="italic" style:font-style-complex="italic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2a6099" loext:opacity="100%" style:text-outline="false" style:text-line-through-style="none" style:text-line-through-type="none" style:font-name="Liberation Sans" fo:font-size="18pt" fo:font-style="italic" fo:text-shadow="none" style:text-underline-style="solid" style:text-underline-width="auto" style:text-underline-color="font-color" fo:font-weight="normal" style:letter-kerning="true" style:font-name-asian="Noto Sans CJK SC" style:font-size-asian="18pt" style:font-style-asian="italic" style:font-weight-asian="normal" style:font-name-complex="Noto Sans Devanagari" style:font-size-complex="18pt" style:font-style-complex="italic" style:font-weight-complex="normal" style:text-emphasize="none" style:font-relief="none" style:text-overline-style="none" style:text-overline-color="font-color"/>
    </style:style>
    <style:style style:name="T6" style:family="text">
      <style:text-properties fo:color="#000000" loext:opacity="100%" fo:font-style="normal" style:text-underline-style="none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9">
        <draw:frame presentation:style-name="pr1" draw:layer="layout" svg:width="25.199cm" svg:height="2.629cm" svg:x="1.4cm" svg:y="0.628cm" presentation:class="title">
          <draw:text-box>
            <text:p>Patron Kiosk</text:p>
          </draw:text-box>
        </draw:frame>
        <draw:frame draw:style-name="gr1" draw:text-style-name="P1" draw:layer="layout" svg:width="6.35cm" svg:height="11.43cm" svg:x="1.27cm" svg:y="3.175cm">
          <draw:text-box>
            <text:p>Sign In:</text:p>
            <text:p/>
            <text:p>Library Card #:</text:p>
            <text:p/>
            <text:p/>
            <text:p>Password:</text:p>
            <text:p/>
          </draw:text-box>
        </draw:frame>
        <draw:frame draw:style-name="gr2" draw:text-style-name="P1" draw:layer="layout" svg:width="3.81cm" svg:height="1.905cm" svg:x="2.54cm" svg:y="10.795cm">
          <draw:text-box>
            <text:p/>
            <text:p text:style-name="P2">LOG IN</text:p>
          </draw:text-box>
        </draw:frame>
        <draw:custom-shape draw:style-name="gr3" draw:text-style-name="P3" draw:layer="layout" svg:width="5.08cm" svg:height="0.635cm" svg:x="1.905cm" svg:y="5.71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08cm" svg:height="0.635cm" svg:x="1.905cm" svg:y="7.62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15.24cm" svg:height="12.065cm" svg:x="10.795cm" svg:y="2.54cm">
          <draw:text-box>
            <text:p text:style-name="P2">SEARCH</text:p>
            <text:p text:style-name="P4">Media Type: <text:s text:c="19"/>⬇️</text:p>
            <text:p/>
          </draw:text-box>
        </draw:frame>
        <draw:custom-shape draw:style-name="gr5" draw:text-style-name="P3" draw:layer="layout" svg:width="13.97cm" svg:height="0.635cm" svg:x="11.43cm" svg:y="4.445cm">
          <text:p/>
          <draw:enhanced-geometry svg:viewBox="0 0 21600 21600" draw:type="rectangle" draw:enhanced-path="M 0 0 L 21600 0 21600 21600 0 21600 0 0 Z N"/>
        </draw:custom-shape>
        <draw:g draw:style-name="gr6">
          <draw:custom-shape draw:style-name="gr7" draw:text-style-name="P3" draw:layer="layout" svg:width="0.33cm" svg:height="0.33cm" svg:x="11.43cm" svg:y="5.1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6" draw:layer="layout" svg:width="0.152cm" svg:height="0.152cm" svg:x="11.53cm" svg:y="5.2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7" draw:text-style-name="P3" draw:layer="layout" svg:width="0.33cm" svg:height="0.33cm" svg:x="13.14cm" svg:y="5.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7" draw:layer="layout" svg:width="1.67cm" svg:height="0.725cm" svg:x="11.665cm" svg:y="4.99cm">
          <draw:text-box>
            <text:p><text:span text:style-name="T1">Title</text:span></text:p>
          </draw:text-box>
        </draw:frame>
        <draw:frame draw:style-name="gr9" draw:text-style-name="P7" draw:layer="layout" svg:width="1.905cm" svg:height="0.725cm" svg:x="13.335cm" svg:y="4.99cm">
          <draw:text-box>
            <text:p><text:span text:style-name="T1">Author</text:span></text:p>
          </draw:text-box>
        </draw:frame>
        <draw:frame draw:style-name="gr9" draw:text-style-name="P7" draw:layer="layout" svg:width="1.905cm" svg:height="0.725cm" svg:x="15.61cm" svg:y="4.991cm">
          <draw:text-box>
            <text:p><text:span text:style-name="T1">ISBN</text:span></text:p>
          </draw:text-box>
        </draw:frame>
        <draw:custom-shape draw:style-name="gr7" draw:text-style-name="P3" draw:layer="layout" svg:width="0.33cm" svg:height="0.33cm" svg:x="15.341cm" svg:y="5.1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33cm" svg:height="0.33cm" svg:x="17.341cm" svg:y="5.1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33cm" svg:height="0.33cm" svg:x="19.055cm" svg:y="5.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7" draw:layer="layout" svg:width="1.905cm" svg:height="0.725cm" svg:x="17.515cm" svg:y="4.99cm">
          <draw:text-box>
            <text:p><text:span text:style-name="T1">Year</text:span></text:p>
          </draw:text-box>
        </draw:frame>
        <draw:frame draw:style-name="gr9" draw:text-style-name="P7" draw:layer="layout" svg:width="1.905cm" svg:height="0.725cm" svg:x="19.22cm" svg:y="4.991cm">
          <draw:text-box>
            <text:p><text:span text:style-name="T1">Genre</text:span></text:p>
          </draw:text-box>
        </draw:frame>
        <draw:frame draw:style-name="gr10" draw:text-style-name="P1" draw:layer="layout" svg:width="5.715cm" svg:height="2.384cm" svg:x="15.875cm" svg:y="9.525cm">
          <draw:text-box>
            <text:p/>
            <text:p text:style-name="P2">ADD <text:span text:style-name="T2">CRITERION</text:span></text:p>
          </draw:text-box>
        </draw:frame>
        <draw:frame draw:style-name="gr10" draw:text-style-name="P1" draw:layer="layout" svg:width="5.715cm" svg:height="2.384cm" svg:x="15.875cm" svg:y="6.506cm">
          <draw:text-box>
            <text:p/>
            <text:p text:style-name="P2">SEARCH</text:p>
          </draw:text-box>
        </draw:frame>
        <draw:custom-shape draw:style-name="gr11" draw:text-style-name="P3" draw:layer="layout" svg:width="3.173cm" svg:height="0.635cm" svg:x="18.08cm" svg:y="3.41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2" draw:layer="layout" svg:width="18.624cm" svg:height="10.476cm" svg:x="1.482cm" svg:y="2.123cm" draw:page-number="1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9">
        <draw:frame presentation:style-name="pr1" draw:layer="layout" svg:width="25.199cm" svg:height="2.629cm" svg:x="1.4cm" svg:y="0.628cm" presentation:class="title">
          <draw:text-box>
            <text:p>Patron User View</text:p>
          </draw:text-box>
        </draw:frame>
        <draw:frame draw:style-name="gr1" draw:text-style-name="P1" draw:layer="layout" svg:width="12.7cm" svg:height="11.43cm" svg:x="1.27cm" svg:y="3.175cm">
          <draw:text-box>
            <text:p>&lt;PATRON NAME&gt;</text:p>
            <text:p>&lt;CARD NUMBER&gt;</text:p>
            <text:p>Owes: $&lt;LATE FEES&gt;</text:p>
            <text:p/>
            <text:p/>
            <text:p>Out:</text:p>
            <text:p/>
            <text:p/>
            <text:p/>
            <text:p/>
            <text:p/>
            <text:p>Reserved:</text:p>
            <text:p/>
            <text:p/>
          </draw:text-box>
        </draw:frame>
        <draw:frame draw:style-name="gr2" draw:text-style-name="P1" draw:layer="layout" svg:width="3.81cm" svg:height="1.905cm" svg:x="22.86cm" svg:y="0.628cm">
          <draw:text-box>
            <text:p/>
            <text:p text:style-name="P2">SIGN OUT</text:p>
          </draw:text-box>
        </draw:frame>
        <draw:frame draw:style-name="gr13" draw:text-style-name="P10" draw:layer="layout" svg:width="8.255cm" svg:height="1.905cm" svg:x="1.47cm" svg:y="7.62cm">
          <draw:text-box>
            <text:p>&lt;Summary&gt; <text:s text:c="3"/>&lt;Due Date&gt;</text:p>
            <text:p text:style-name="P9">&lt;Summary&gt; <text:s text:c="3"/>&lt;Due Date&gt;</text:p>
          </draw:text-box>
        </draw:frame>
        <draw:frame draw:style-name="gr13" draw:text-style-name="P10" draw:layer="layout" svg:width="10.594cm" svg:height="1.905cm" svg:x="1.471cm" svg:y="7.621cm">
          <draw:text-box>
            <text:p>&lt;Summary&gt; <text:s text:c="3"/>&lt;Due Date&gt; <text:s text:c="2"/><text:span text:style-name="T3">Renew</text:span></text:p>
            <text:p text:style-name="P9"><text:span text:style-name="T4">&lt;Summary&gt; <text:s text:c="3"/>&lt;Due Date&gt; <text:s text:c="2"/></text:span><text:span text:style-name="T3">Renew</text:span></text:p>
          </draw:text-box>
        </draw:frame>
        <draw:frame draw:style-name="gr14" draw:text-style-name="P11" draw:layer="layout" svg:width="10.595cm" svg:height="2.384cm" svg:x="1.47cm" svg:y="11.93cm">
          <draw:text-box>
            <text:p text:style-name="P9"><text:span text:style-name="T4">&lt;Summary&gt; <text:s text:c="3"/>&lt;ETA&gt; <text:s text:c="9"/></text:span><text:span text:style-name="T5">Cancel</text:span></text:p>
            <text:p text:style-name="P9"><text:span text:style-name="T4">&lt;Summary&gt; <text:s text:c="3"/>&lt;ETA&gt; <text:s text:c="9"/></text:span><text:span text:style-name="T5">Cancel</text:span></text:p>
          </draw:text-box>
        </draw:frame>
        <draw:frame draw:style-name="gr10" draw:text-style-name="P1" draw:layer="layout" svg:width="5.715cm" svg:height="2.384cm" svg:x="19.05cm" svg:y="4.445cm">
          <draw:text-box>
            <text:p/>
            <text:p text:style-name="P2">CHECK OUT</text:p>
          </draw:text-box>
        </draw:frame>
        <draw:frame draw:style-name="gr10" draw:text-style-name="P1" draw:layer="layout" svg:width="5.715cm" svg:height="2.384cm" svg:x="19.05cm" svg:y="8.255cm">
          <draw:text-box>
            <text:p/>
            <text:p text:style-name="P2">VIEW HISTORY</text:p>
          </draw:text-box>
        </draw:frame>
        <presentation:notes draw:style-name="dp2">
          <draw:page-thumbnail draw:style-name="gr12" draw:layer="layout" svg:width="18.624cm" svg:height="10.476cm" svg:x="1.482cm" svg:y="2.123cm" draw:page-number="2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9">
        <draw:frame presentation:style-name="pr1" draw:layer="layout" svg:width="25.199cm" svg:height="2.629cm" svg:x="1.4cm" svg:y="0.628cm" presentation:class="title">
          <draw:text-box>
            <text:p>Librarian Kiosk</text:p>
          </draw:text-box>
        </draw:frame>
        <draw:frame draw:style-name="gr10" draw:text-style-name="P1" draw:layer="layout" svg:width="5.715cm" svg:height="2.384cm" svg:x="4.445cm" svg:y="3.966cm">
          <draw:text-box>
            <text:p/>
            <text:p text:style-name="P2">CHECK IN</text:p>
          </draw:text-box>
        </draw:frame>
        <draw:frame draw:style-name="gr10" draw:text-style-name="P1" draw:layer="layout" svg:width="5.715cm" svg:height="2.384cm" svg:x="15.875cm" svg:y="3.966cm">
          <draw:text-box>
            <text:p/>
            <text:p text:style-name="P2">CHECK OUT</text:p>
          </draw:text-box>
        </draw:frame>
        <draw:frame draw:style-name="gr10" draw:text-style-name="P1" draw:layer="layout" svg:width="5.715cm" svg:height="2.384cm" svg:x="4.445cm" svg:y="8.89cm">
          <draw:text-box>
            <text:p/>
            <text:p text:style-name="P2">COLLECT FEE</text:p>
          </draw:text-box>
        </draw:frame>
        <draw:frame draw:style-name="gr10" draw:text-style-name="P1" draw:layer="layout" svg:width="5.715cm" svg:height="2.384cm" svg:x="15.875cm" svg:y="8.89cm">
          <draw:text-box>
            <text:p/>
            <text:p text:style-name="P2">INVENTORY</text:p>
          </draw:text-box>
        </draw:frame>
        <draw:frame draw:style-name="gr10" draw:text-style-name="P1" draw:layer="layout" svg:width="5.715cm" svg:height="2.384cm" svg:x="10.795cm" svg:y="12.7cm">
          <draw:text-box>
            <text:p/>
            <text:p text:style-name="P2">NEW USER</text:p>
          </draw:text-box>
        </draw:frame>
        <presentation:notes draw:style-name="dp2">
          <draw:page-thumbnail draw:style-name="gr12" draw:layer="layout" svg:width="18.624cm" svg:height="10.476cm" svg:x="1.482cm" svg:y="2.123cm" draw:page-number="3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9">
        <draw:frame presentation:style-name="pr1" draw:layer="layout" svg:width="25.199cm" svg:height="2.629cm" svg:x="1.4cm" svg:y="0.628cm" presentation:class="title">
          <draw:text-box>
            <text:p>Librarian Check In</text:p>
          </draw:text-box>
        </draw:frame>
        <draw:frame draw:style-name="gr1" draw:text-style-name="P1" draw:layer="layout" svg:width="14.605cm" svg:height="11.43cm" svg:x="6.985cm" svg:y="3.175cm">
          <draw:text-box>
            <text:p>Barcode:</text:p>
            <text:p/>
          </draw:text-box>
        </draw:frame>
        <draw:frame draw:style-name="gr2" draw:text-style-name="P1" draw:layer="layout" svg:width="3.81cm" svg:height="1.905cm" svg:x="7.62cm" svg:y="12.065cm">
          <draw:text-box>
            <text:p/>
            <text:p text:style-name="P2">Check In</text:p>
          </draw:text-box>
        </draw:frame>
        <draw:custom-shape draw:style-name="gr15" draw:text-style-name="P3" draw:layer="layout" svg:width="12.065cm" svg:height="0.635cm" svg:x="7.62cm" svg:y="4.445cm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3.81cm" svg:height="1.905cm" svg:x="17.145cm" svg:y="12.065cm">
          <draw:text-box>
            <text:p/>
            <text:p text:style-name="P2">HOME</text:p>
          </draw:text-box>
        </draw:frame>
        <draw:frame draw:style-name="gr16" draw:text-style-name="P10" draw:layer="layout" svg:width="12.065cm" svg:height="5.08cm" svg:x="7.62cm" svg:y="5.715cm">
          <draw:text-box>
            <text:p>&lt;SUMMARY&gt; <text:s text:c="5"/><text:span text:style-name="T3">Remove</text:span></text:p>
            <text:p text:style-name="P9"><text:span text:style-name="T6">&lt;SUMMARY&gt; <text:s text:c="5"/></text:span><text:span text:style-name="T3">Remove</text:span></text:p>
          </draw:text-box>
        </draw:frame>
        <presentation:notes draw:style-name="dp2">
          <draw:page-thumbnail draw:style-name="gr12" draw:layer="layout" svg:width="18.624cm" svg:height="10.476cm" svg:x="1.482cm" svg:y="2.123cm" draw:page-number="4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9">
        <draw:frame presentation:style-name="pr1" draw:layer="layout" svg:width="25.199cm" svg:height="2.629cm" svg:x="1.4cm" svg:y="0.628cm" presentation:class="title">
          <draw:text-box>
            <text:p>Librarian Check Out</text:p>
          </draw:text-box>
        </draw:frame>
        <draw:frame draw:style-name="gr4" draw:text-style-name="P1" draw:layer="layout" svg:width="14.605cm" svg:height="12.065cm" svg:x="6.985cm" svg:y="3.175cm">
          <draw:text-box>
            <text:p>Library Card:</text:p>
            <text:p/>
            <text:p/>
            <text:p>Barcode:</text:p>
          </draw:text-box>
        </draw:frame>
        <draw:frame draw:style-name="gr2" draw:text-style-name="P1" draw:layer="layout" svg:width="3.81cm" svg:height="1.905cm" svg:x="7.62cm" svg:y="12.7cm">
          <draw:text-box>
            <text:p/>
            <text:p text:style-name="P2">Check Out</text:p>
          </draw:text-box>
        </draw:frame>
        <draw:custom-shape draw:style-name="gr15" draw:text-style-name="P3" draw:layer="layout" svg:width="12.065cm" svg:height="0.635cm" svg:x="7.621cm" svg:y="4.445cm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3.81cm" svg:height="1.905cm" svg:x="17.145cm" svg:y="12.7cm">
          <draw:text-box>
            <text:p/>
            <text:p text:style-name="P2">HOME</text:p>
          </draw:text-box>
        </draw:frame>
        <draw:custom-shape draw:style-name="gr15" draw:text-style-name="P3" draw:layer="layout" svg:width="12.065cm" svg:height="0.635cm" svg:x="7.62cm" svg:y="6.35cm">
          <text:p/>
          <draw:enhanced-geometry svg:viewBox="0 0 21600 21600" draw:type="rectangle" draw:enhanced-path="M 0 0 L 21600 0 21600 21600 0 21600 0 0 Z N"/>
        </draw:custom-shape>
        <draw:frame draw:style-name="gr16" draw:text-style-name="P10" draw:layer="layout" svg:width="12.065cm" svg:height="5.08cm" svg:x="7.62cm" svg:y="7.62cm">
          <draw:text-box>
            <text:p>&lt;SUMMARY&gt; <text:s text:c="5"/><text:span text:style-name="T3">Remove</text:span></text:p>
            <text:p text:style-name="P9"><text:span text:style-name="T6">&lt;SUMMARY&gt; <text:s text:c="5"/></text:span><text:span text:style-name="T3">Remove</text:span></text:p>
          </draw:text-box>
        </draw:frame>
        <presentation:notes draw:style-name="dp2">
          <draw:page-thumbnail draw:style-name="gr12" draw:layer="layout" svg:width="18.624cm" svg:height="10.476cm" svg:x="1.482cm" svg:y="2.123cm" draw:page-number="5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9">
        <draw:frame presentation:style-name="pr1" draw:layer="layout" svg:width="25.199cm" svg:height="2.629cm" svg:x="1.4cm" svg:y="0.628cm" presentation:class="title">
          <draw:text-box>
            <text:p>Librarian Fee</text:p>
          </draw:text-box>
        </draw:frame>
        <draw:frame draw:style-name="gr4" draw:text-style-name="P1" draw:layer="layout" svg:width="14.605cm" svg:height="12.065cm" svg:x="6.985cm" svg:y="3.175cm">
          <draw:text-box>
            <text:p>Library Card:</text:p>
            <text:p/>
            <text:p/>
            <text:p>Collected:</text:p>
            <text:p/>
            <text:p/>
            <text:p/>
            <text:p>Owes: $&lt;Outstanding&gt;</text:p>
          </draw:text-box>
        </draw:frame>
        <draw:frame draw:style-name="gr2" draw:text-style-name="P1" draw:layer="layout" svg:width="3.81cm" svg:height="1.905cm" svg:x="7.62cm" svg:y="12.7cm">
          <draw:text-box>
            <text:p/>
            <text:p text:style-name="P2">Collect</text:p>
          </draw:text-box>
        </draw:frame>
        <draw:custom-shape draw:style-name="gr15" draw:text-style-name="P3" draw:layer="layout" svg:width="12.065cm" svg:height="0.635cm" svg:x="7.621cm" svg:y="4.445cm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3.81cm" svg:height="1.905cm" svg:x="17.145cm" svg:y="12.7cm">
          <draw:text-box>
            <text:p/>
            <text:p text:style-name="P2">HOME</text:p>
          </draw:text-box>
        </draw:frame>
        <draw:custom-shape draw:style-name="gr15" draw:text-style-name="P3" draw:layer="layout" svg:width="12.065cm" svg:height="0.635cm" svg:x="7.62cm" svg:y="6.3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2" draw:layer="layout" svg:width="18.624cm" svg:height="10.476cm" svg:x="1.482cm" svg:y="2.123cm" draw:page-number="6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9">
        <draw:frame presentation:style-name="pr1" draw:layer="layout" svg:width="25.199cm" svg:height="2.629cm" svg:x="1.4cm" svg:y="0.628cm" presentation:class="title">
          <draw:text-box>
            <text:p>Librarian New User</text:p>
          </draw:text-box>
        </draw:frame>
        <draw:frame draw:style-name="gr4" draw:text-style-name="P1" draw:layer="layout" svg:width="14.605cm" svg:height="12.065cm" svg:x="6.985cm" svg:y="3.175cm">
          <draw:text-box>
            <text:p>First Name: <text:s text:c="3"/>Last Name: <text:s text:c="6"/>DOB:</text:p>
            <text:p/>
            <text:p/>
            <text:p>Street: <text:s text:c="41"/>Zip:</text:p>
            <text:p/>
            <text:p/>
            <text:p>Phone: <text:s text:c="29"/>Email:</text:p>
            <text:p/>
            <text:p/>
            <text:p>Library Card #:</text:p>
            <text:p/>
            <text:p/>
          </draw:text-box>
        </draw:frame>
        <draw:frame draw:style-name="gr2" draw:text-style-name="P1" draw:layer="layout" svg:width="3.81cm" svg:height="1.905cm" svg:x="7.621cm" svg:y="12.701cm">
          <draw:text-box>
            <text:p text:style-name="P2">Issue</text:p>
          </draw:text-box>
        </draw:frame>
        <draw:custom-shape draw:style-name="gr11" draw:text-style-name="P3" draw:layer="layout" svg:width="3.173cm" svg:height="0.635cm" svg:x="7.322cm" svg:y="4.246cm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3.81cm" svg:height="1.905cm" svg:x="17.146cm" svg:y="12.701cm">
          <draw:text-box>
            <text:p text:style-name="P2">HOME</text:p>
          </draw:text-box>
        </draw:frame>
        <draw:custom-shape draw:style-name="gr17" draw:text-style-name="P3" draw:layer="layout" svg:width="6.984cm" svg:height="0.635cm" svg:x="7.621cm" svg:y="6.15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08cm" svg:height="0.635cm" svg:x="15.875cm" svg:y="6.151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3.173cm" svg:height="0.635cm" svg:x="11.43cm" svg:y="4.245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3" draw:layer="layout" svg:width="5.715cm" svg:height="0.635cm" svg:x="7.62cm" svg:y="8.255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3" draw:layer="layout" svg:width="6.984cm" svg:height="0.635cm" svg:x="14.371cm" svg:y="8.25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3.173cm" svg:height="0.635cm" svg:x="15.742cm" svg:y="4.145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3" draw:layer="layout" svg:width="6.984cm" svg:height="0.635cm" svg:x="14.371cm" svg:y="8.25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3" draw:layer="layout" svg:width="13.669cm" svg:height="0.635cm" svg:x="7.286cm" svg:y="10.49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2" draw:layer="layout" svg:width="18.624cm" svg:height="10.476cm" svg:x="1.482cm" svg:y="2.123cm" draw:page-number="7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9">
        <draw:frame presentation:style-name="pr1" draw:layer="layout" svg:width="25.199cm" svg:height="2.629cm" svg:x="1.4cm" svg:y="0.628cm" presentation:class="title">
          <draw:text-box>
            <text:p>Librarian Inventory Management</text:p>
          </draw:text-box>
        </draw:frame>
        <draw:frame draw:style-name="gr4" draw:text-style-name="P1" draw:layer="layout" svg:width="26.035cm" svg:height="12.065cm" svg:x="1.27cm" svg:y="3.14cm">
          <draw:text-box>
            <text:p text:style-name="P12">Media Type: <text:s text:c="19"/>⬇️</text:p>
          </draw:text-box>
        </draw:frame>
        <draw:frame draw:style-name="gr20" draw:text-style-name="P5" draw:layer="layout" svg:width="3.81cm" svg:height="1.235cm" svg:x="23.495cm" svg:y="13.97cm">
          <draw:text-box>
            <text:p text:style-name="P2">HOME</text:p>
          </draw:text-box>
        </draw:frame>
        <draw:frame draw:style-name="gr21" draw:layer="layout" svg:width="24.764cm" svg:height="8.735cm" svg:x="2.223cm" svg:y="4.564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bg-none">
              <table:table-cell>
                <text:p>ISBN 🌪️↕️</text:p>
              </table:table-cell>
              <table:table-cell>
                <text:p>Title 🌪️ ↕️</text:p>
              </table:table-cell>
              <table:table-cell>
                <text:p>Author 🌪️ ↕️</text:p>
              </table:table-cell>
              <table:table-cell>
                <text:p>Year 🌪️ ↕️</text:p>
              </table:table-cell>
              <table:table-cell>
                <text:p>Genre 🌪️ ↕️</text:p>
              </table:table-cell>
            </table:table-row>
            <table:table-row table:style-name="ro2" table:default-cell-style-name="bg-none"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bg-none"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bg-none"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bg-none"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bg-none"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bg-none"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bg-none"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custom-shape draw:style-name="gr11" draw:text-style-name="P3" draw:layer="layout" svg:width="3.173cm" svg:height="0.635cm" svg:x="5.082cm" svg:y="3.311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2" draw:layer="layout" svg:width="18.624cm" svg:height="10.476cm" svg:x="1.482cm" svg:y="2.123cm" draw:page-number="8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9">
        <draw:frame draw:style-name="gr21" draw:layer="layout" svg:width="5.806cm" svg:height="11.643cm" svg:x="0.635cm" svg:y="1.353cm">
          <table:table table:template-name="default" table:use-first-row-styles="true" table:use-banding-rows-styles="true">
            <table:table-column table:style-name="co3"/>
            <table:table-row table:style-name="ro3">
              <table:table-cell table:style-name="bg-none">
                <text:p>Patron</text:p>
              </table:table-cell>
            </table:table-row>
            <table:table-row table:style-name="ro3">
              <table:table-cell table:style-name="bg-none">
                <text:p>- cardNumber</text:p>
                <text:p>- first</text:p>
                <text:p>- last</text:p>
                <text:p>- dob</text:p>
                <text:p>- address</text:p>
                <text:p>- phone</text:p>
                <text:p>- email</text:p>
                <text:p>- fees</text:p>
                <text:p/>
              </table:table-cell>
            </table:table-row>
            <table:table-row table:style-name="ro4">
              <table:table-cell table:style-name="bg-none">
                <text:p>+ Patron</text:p>
                <text:p>+ getHistory()</text:p>
                <text:p>+ getCheckedOut()</text:p>
                <text:p>+ getReserved()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21" draw:layer="layout" svg:width="5.806cm" svg:height="6.333cm" svg:x="7.133cm" svg:y="1.405cm">
          <table:table table:template-name="default" table:use-first-row-styles="true" table:use-banding-rows-styles="true">
            <table:table-column table:style-name="co3"/>
            <table:table-row table:style-name="ro3">
              <table:table-cell table:style-name="bg-none">
                <text:p>Email</text:p>
                <text:p>Implements JavaMail</text:p>
              </table:table-cell>
            </table:table-row>
            <table:table-row table:style-name="ro3">
              <table:table-cell table:style-name="bg-none">
                <text:p>- address</text:p>
                <text:p/>
              </table:table-cell>
            </table:table-row>
            <table:table-row table:style-name="ro4">
              <table:table-cell table:style-name="bg-none">
                <text:p>+ EMail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21" draw:layer="layout" svg:width="5.806cm" svg:height="7.044cm" svg:x="7.153cm" svg:y="8.03cm">
          <table:table table:template-name="default" table:use-first-row-styles="true" table:use-banding-rows-styles="true">
            <table:table-column table:style-name="co3"/>
            <table:table-row table:style-name="ro3">
              <table:table-cell table:style-name="bg-none">
                <text:p>Address</text:p>
              </table:table-cell>
            </table:table-row>
            <table:table-row table:style-name="ro3">
              <table:table-cell table:style-name="bg-none">
                <text:p>- street</text:p>
                <text:p>- city</text:p>
                <text:p>- state</text:p>
                <text:p>- zip</text:p>
              </table:table-cell>
            </table:table-row>
            <table:table-row table:style-name="ro4">
              <table:table-cell table:style-name="bg-none"/>
            </table:table-row>
          </table:table>
          <draw:image xlink:href="Pictures/TablePreview4.svm" xlink:type="simple" xlink:show="embed" xlink:actuate="onLoad"/>
        </draw:frame>
        <draw:frame draw:style-name="gr21" draw:layer="layout" svg:width="5.806cm" svg:height="5.987cm" svg:x="13.26cm" svg:y="1.41cm">
          <table:table table:template-name="default" table:use-first-row-styles="true" table:use-banding-rows-styles="true">
            <table:table-column table:style-name="co3"/>
            <table:table-row table:style-name="ro3">
              <table:table-cell table:style-name="bg-none">
                <text:p>Phone</text:p>
              </table:table-cell>
            </table:table-row>
            <table:table-row table:style-name="ro3">
              <table:table-cell table:style-name="bg-none">
                <text:p>- number</text:p>
              </table:table-cell>
            </table:table-row>
            <table:table-row table:style-name="ro5">
              <table:table-cell table:style-name="bg-none"/>
            </table:table-row>
          </table:table>
          <draw:image xlink:href="Pictures/TablePreview5.svm" xlink:type="simple" xlink:show="embed" xlink:actuate="onLoad"/>
        </draw:frame>
        <draw:frame draw:style-name="gr21" draw:layer="layout" svg:width="5.806cm" svg:height="5.987cm" svg:x="13.169cm" svg:y="7.915cm">
          <table:table table:template-name="default" table:use-first-row-styles="true" table:use-banding-rows-styles="true">
            <table:table-column table:style-name="co3"/>
            <table:table-row table:style-name="ro3">
              <table:table-cell table:style-name="bg-none">
                <text:p>Dob</text:p>
                <text:p>Extends Date</text:p>
              </table:table-cell>
            </table:table-row>
            <table:table-row table:style-name="ro3">
              <table:table-cell table:style-name="bg-none">
                <text:p>- number</text:p>
              </table:table-cell>
            </table:table-row>
            <table:table-row table:style-name="ro5">
              <table:table-cell table:style-name="bg-none"/>
            </table:table-row>
          </table:table>
          <draw:image xlink:href="Pictures/TablePreview6.svm" xlink:type="simple" xlink:show="embed" xlink:actuate="onLoad"/>
        </draw:frame>
        <presentation:notes draw:style-name="dp2">
          <draw:page-thumbnail draw:style-name="gr12" draw:layer="layout" svg:width="18.624cm" svg:height="10.476cm" svg:x="1.482cm" svg:y="2.123cm" draw:page-number="9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9">
        <draw:frame draw:style-name="gr21" draw:layer="layout" svg:width="5.806cm" svg:height="7.753cm" svg:x="0.636cm" svg:y="1.354cm">
          <table:table table:template-name="default" table:use-first-row-styles="true" table:use-banding-rows-styles="true">
            <table:table-column table:style-name="co3"/>
            <table:table-row table:style-name="ro3">
              <table:table-cell table:style-name="bg-none">
                <text:p>Media</text:p>
                <text:p>Abstract class</text:p>
              </table:table-cell>
            </table:table-row>
            <table:table-row table:style-name="ro3">
              <table:table-cell table:style-name="bg-none">
                <text:p>- barcode</text:p>
                <text:p>- keys</text:p>
              </table:table-cell>
            </table:table-row>
            <table:table-row table:style-name="ro4">
              <table:table-cell table:style-name="bg-none">
                <text:p>+ getHistory()</text:p>
                <text:p>+ checkOut()</text:p>
                <text:p>+ checkIn()</text:p>
                <text:p>+ reserve()</text:p>
                <text:p>+ getKeys()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gr21" draw:layer="layout" svg:width="8.329cm" svg:height="9.845cm" svg:x="7.147cm" svg:y="1.444cm">
          <table:table table:template-name="default" table:use-first-row-styles="true" table:use-banding-rows-styles="true">
            <table:table-column table:style-name="co4"/>
            <table:table-row table:style-name="ro6">
              <table:table-cell table:style-name="bg-none">
                <text:p>Book</text:p>
                <text:p>Extends Media</text:p>
              </table:table-cell>
            </table:table-row>
            <table:table-row table:style-name="ro7">
              <table:table-cell table:style-name="bg-none">
                <text:p>- keys { “Title” : &lt;title&gt;,</text:p>
                <text:p><text:s text:c="13"/>“ISBN” : &lt;isbn&gt;,</text:p>
                <text:p><text:s text:c="13"/>“Author” : &lt;author&gt;,</text:p>
                <text:p><text:s text:c="13"/>“Year” : &lt;year&gt;,</text:p>
                <text:p><text:s text:c="13"/>“Genre” : &lt;genre&gt;</text:p>
                <text:p>}</text:p>
              </table:table-cell>
            </table:table-row>
            <table:table-row table:style-name="ro8">
              <table:table-cell table:style-name="bg-none">
                <text:p>+ getHistory()</text:p>
              </table:table-cell>
            </table:table-row>
          </table:table>
          <draw:image xlink:href="Pictures/TablePreview8.svm" xlink:type="simple" xlink:show="embed" xlink:actuate="onLoad"/>
        </draw:frame>
        <presentation:notes draw:style-name="dp2">
          <draw:page-thumbnail draw:style-name="gr12" draw:layer="layout" svg:width="18.624cm" svg:height="10.476cm" svg:x="1.482cm" svg:y="2.123cm" draw:page-number="10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Noto Sans Devanagari" style:font-family-complex="'Noto Sans Devanagari'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3T06:40:51.404694352</meta:creation-date>
    <dc:date>2024-03-13T19:51:36.563468262</dc:date>
    <meta:editing-duration>PT2H37M30S</meta:editing-duration>
    <meta:editing-cycles>3</meta:editing-cycles>
    <meta:generator>LibreOffice/7.6.4.1$Linux_X86_64 LibreOffice_project/e19e193f88cd6c0525a17fb7a176ed8e6a3e2aa1</meta:generator>
    <meta:document-statistic meta:object-count="121"/>
  </office:meta>
</office:document-meta>
</file>